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ndale Mono" svg:font-family="'Andale Mono'" style:font-pitch="fixed"/>
    <style:font-face style:name="Noto Mono" svg:font-family="'Noto Mono'" style:font-pitch="fixed"/>
    <style:font-face style:name="Chandas" svg:font-family="Chandas" style:font-pitch="variable"/>
    <style:font-face style:name="Ubuntu" svg:font-family="Ubuntu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line-height="100%" fo:padding="0in" fo:border="none"/>
    </style:style>
    <style:style style:name="P3" style:family="paragraph" style:parent-style-name="Heading_20_1">
      <style:paragraph-properties fo:margin-top="0.2in" fo:margin-bottom="0in" style:contextual-spacing="false"/>
      <style:text-properties style:font-name="Liberation Sans"/>
    </style:style>
    <style:style style:name="P4" style:family="paragraph" style:parent-style-name="Heading_20_1">
      <style:paragraph-properties fo:margin-top="0.2in" fo:margin-bottom="0in" style:contextual-spacing="false"/>
      <style:text-properties fo:color="#00ab44" loext:opacity="100%" style:font-name="Liberation Sans" fo:font-size="14pt" fo:font-weight="bold" style:font-name-asian="Proxima Nova1" style:font-size-asian="14pt" style:font-weight-asian="bold" style:font-name-complex="Proxima Nova1" style:font-size-complex="14pt"/>
    </style:style>
    <style:style style:name="P5" style:family="paragraph" style:parent-style-name="Heading_20_1">
      <style:paragraph-properties fo:margin-top="0.2in" fo:margin-bottom="0.0598in" style:contextual-spacing="false"/>
      <style:text-properties style:font-name="Liberation Sans"/>
    </style:style>
    <style:style style:name="P6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127cce" style:font-size-asian="12pt" style:font-size-complex="12pt"/>
    </style:style>
    <style:style style:name="P7" style:family="paragraph" style:parent-style-name="Heading_20_2">
      <style:paragraph-properties fo:margin-left="0in" fo:margin-right="-0.3126in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8" style:family="paragraph" style:parent-style-name="Heading_20_2">
      <style:paragraph-properties fo:margin-left="0in" fo:margin-right="-0.3126in" fo:margin-top="0.0598in" fo:margin-bottom="0in" style:contextual-spacing="false" fo:keep-together="auto" fo:text-indent="0in" style:auto-text-indent="false" fo:keep-with-next="auto"/>
      <style:text-properties style:font-name="Liberation Sans" fo:font-size="12pt" officeooo:paragraph-rsid="002055cd" style:font-size-asian="12pt" style:font-size-complex="12pt"/>
    </style:style>
    <style:style style:name="P9" style:family="paragraph" style:parent-style-name="Heading_20_2">
      <style:paragraph-properties fo:margin-left="0in" fo:margin-right="-0.3126in" fo:margin-top="0.0598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2055cd" style:font-size-asian="12pt" style:font-size-complex="12pt"/>
    </style:style>
    <style:style style:name="P10" style:family="paragraph" style:parent-style-name="Standard">
      <style:paragraph-properties fo:margin-left="0in" fo:margin-right="-0.3126in" fo:margin-top="0in" fo:margin-bottom="0in" style:contextual-spacing="false" fo:line-height="130%" fo:orphans="0" fo:widows="0" fo:text-indent="0in" style:auto-text-indent="false"/>
      <style:text-properties style:font-name="Liberation Sans" fo:font-size="12pt" style:font-size-asian="12pt" style:font-size-complex="12pt"/>
    </style:style>
    <style:style style:name="P11" style:family="paragraph" style:parent-style-name="Standard" style:list-style-name="WWNum3">
      <style:paragraph-properties fo:margin-left="0in" fo:margin-right="-0.3126in" fo:margin-top="0in" fo:margin-bottom="0in" style:contextual-spacing="false" fo:line-height="130%" fo:orphans="0" fo:widows="0" fo:text-indent="0in" style:auto-text-indent="false"/>
      <style:text-properties style:font-name="Liberation Sans" fo:font-size="12pt" officeooo:paragraph-rsid="001de3b4" style:font-size-asian="12pt" style:font-size-complex="12pt"/>
    </style:style>
    <style:style style:name="P12" style:family="paragraph" style:parent-style-name="Standard">
      <style:paragraph-properties fo:margin-left="0in" fo:margin-right="-0.3126in" fo:margin-top="0in" fo:margin-bottom="0in" style:contextual-spacing="false" fo:line-height="100%" fo:text-indent="0in" style:auto-text-indent="false" fo:padding="0in" fo:border="none"/>
      <style:text-properties fo:color="#434343" loext:opacity="100%" style:font-name="Liberation Sans" fo:font-size="12pt" style:font-size-asian="12pt" style:font-size-complex="12pt"/>
    </style:style>
    <style:style style:name="P13" style:family="paragraph" style:parent-style-name="Standard">
      <style:paragraph-properties fo:margin-left="0in" fo:margin-right="-0.3126in" fo:margin-top="0in" fo:margin-bottom="0in" style:contextual-spacing="false" fo:line-height="10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14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a6890" officeooo:paragraph-rsid="001a6890" style:font-size-asian="12pt" style:font-style-asian="normal" style:font-weight-asian="normal" style:font-size-complex="12pt" style:font-style-complex="normal"/>
    </style:style>
    <style:style style:name="P15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fo:color="#000000" loext:opacity="100%" style:font-name="Liberation Sans" fo:font-size="12pt" fo:font-style="normal" fo:font-weight="normal" officeooo:rsid="0019aab3" officeooo:paragraph-rsid="001a6890" style:font-size-asian="12pt" style:font-style-asian="normal" style:font-weight-asian="normal" style:font-size-complex="12pt" style:font-style-complex="normal"/>
    </style:style>
    <style:style style:name="P16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paragraph-rsid="0019aab3" style:font-size-asian="12pt" style:font-size-complex="12pt"/>
    </style:style>
    <style:style style:name="P17" style:family="paragraph" style:parent-style-name="Standard">
      <style:paragraph-properties fo:margin-left="0in" fo:margin-right="-0.3126in" fo:margin-top="0.0555in" fo:margin-bottom="0in" style:contextual-spacing="false" fo:line-height="100%" fo:text-indent="0in" style:auto-text-indent="false" fo:padding="0in" fo:border="none"/>
      <style:text-properties style:font-name="Liberation Sans" fo:font-size="12pt" officeooo:rsid="00127cce" officeooo:paragraph-rsid="00127cce" style:font-size-asian="12pt" style:font-size-complex="12pt"/>
    </style:style>
    <style:style style:name="P18" style:family="paragraph" style:parent-style-name="Standard">
      <style:paragraph-properties fo:margin-left="0in" fo:margin-right="-0.3126in" fo:text-indent="0in" style:auto-text-indent="false"/>
      <style:text-properties style:font-name="Liberation Sans" fo:font-size="12pt" style:font-size-asian="12pt" style:font-size-complex="12pt"/>
    </style:style>
    <style:style style:name="P19" style:family="paragraph" style:parent-style-name="Standard">
      <style:paragraph-properties fo:margin-left="0in" fo:margin-right="-0.3126in" fo:margin-top="0.0555in" fo:margin-bottom="0.139in" style:contextual-spacing="false" fo:line-height="120%" fo:text-indent="0in" style:auto-text-indent="false" fo:padding="0in" fo:border="none"/>
      <style:text-properties style:font-name="Liberation Sans" fo:font-size="12pt" style:font-size-asian="12pt" style:font-size-complex="12pt"/>
    </style:style>
    <style:style style:name="P20" style:family="paragraph" style:parent-style-name="Standard" style:list-style-name="WWNum3">
      <style:paragraph-properties fo:margin-left="0in" fo:margin-right="-0.3126in" fo:margin-top="0.0598in" fo:margin-bottom="0in" style:contextual-spacing="false" fo:line-height="130%" fo:orphans="0" fo:widows="0" fo:text-indent="0in" style:auto-text-indent="false"/>
      <style:text-properties style:font-name="Liberation Sans" fo:font-size="12pt" style:font-size-asian="12pt" style:font-size-complex="12pt"/>
    </style:style>
    <style:style style:name="P21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/>
      <style:text-properties fo:color="#666666" loext:opacity="100%" style:font-name="Liberation Sans" fo:font-size="11pt" style:font-size-asian="11pt" style:font-size-complex="11pt"/>
    </style:style>
    <style:style style:name="P22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2055cd" style:font-size-asian="11pt" style:font-size-complex="11pt"/>
    </style:style>
    <style:style style:name="P23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a6890" style:font-size-asian="11pt" style:font-size-complex="11pt"/>
    </style:style>
    <style:style style:name="P24" style:family="paragraph" style:parent-style-name="Standard">
      <style:paragraph-properties fo:margin-left="0in" fo:margin-right="-0.3126in" fo:margin-top="0.0201in" fo:margin-bottom="0in" style:contextual-spacing="false" fo:line-height="100%" fo:text-indent="0in" style:auto-text-indent="false" fo:padding="0in" fo:border="none"/>
      <style:text-properties style:font-name="Liberation Sans" fo:font-size="11pt" officeooo:paragraph-rsid="00127cce" style:font-size-asian="11pt" style:font-size-complex="11pt"/>
    </style:style>
    <style:style style:name="P25" style:family="paragraph" style:parent-style-name="Title" style:master-page-name="Standard">
      <style:paragraph-properties style:page-number="1"/>
      <style:text-properties style:font-name="Liberation Sans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-asian="Proxima Nova1" style:font-name-complex="Proxima Nova1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tyle="italic" fo:font-weight="normal" style:font-style-asian="italic" style:font-weight-asian="normal"/>
    </style:style>
    <style:style style:name="T5" style:family="text">
      <style:text-properties fo:color="#666666" loext:opacity="100%" fo:font-style="italic" fo:font-weight="normal" officeooo:rsid="002055cd" style:font-style-asian="italic" style:font-weight-asian="normal"/>
    </style:style>
    <style:style style:name="T6" style:family="text">
      <style:text-properties fo:color="#666666" loext:opacity="100%" fo:font-style="italic" fo:font-weight="normal" style:font-name-asian="Proxima Nova1" style:font-style-asian="italic" style:font-weight-asian="normal" style:font-name-complex="Proxima Nova1"/>
    </style:style>
    <style:style style:name="T7" style:family="text">
      <style:text-properties fo:color="#666666" loext:opacity="100%" fo:font-style="italic" fo:font-weight="normal" officeooo:rsid="0019aab3" style:font-name-asian="Proxima Nova1" style:font-style-asian="italic" style:font-weight-asian="normal" style:font-name-complex="Proxima Nova1"/>
    </style:style>
    <style:style style:name="T8" style:family="text">
      <style:text-properties fo:color="#666666" loext:opacity="100%" fo:font-style="italic" fo:font-weight="normal" officeooo:rsid="00127cce" style:font-name-asian="Proxima Nova1" style:font-style-asian="italic" style:font-weight-asian="normal" style:font-name-complex="Proxima Nova1"/>
    </style:style>
    <style:style style:name="T9" style:family="text">
      <style:text-properties fo:color="#666666" loext:opacity="100%" fo:font-style="italic" fo:font-weight="normal" officeooo:rsid="002055cd" style:font-name-asian="Proxima Nova1" style:font-style-asian="italic" style:font-weight-asian="normal" style:font-name-complex="Proxima Nova1"/>
    </style:style>
    <style:style style:name="T10" style:family="text">
      <style:text-properties fo:color="#666666" loext:opacity="100%" officeooo:rsid="001a6890"/>
    </style:style>
    <style:style style:name="T11" style:family="text">
      <style:text-properties fo:color="#666666" loext:opacity="100%" officeooo:rsid="0019aab3"/>
    </style:style>
    <style:style style:name="T12" style:family="text">
      <style:text-properties fo:color="#666666" loext:opacity="100%" style:font-name-asian="Proxima Nova1" style:font-name-complex="Proxima Nova1"/>
    </style:style>
    <style:style style:name="T13" style:family="text">
      <style:text-properties fo:color="#666666" loext:opacity="100%" officeooo:rsid="001a6890" style:font-name-asian="Proxima Nova1" style:font-name-complex="Proxima Nova1"/>
    </style:style>
    <style:style style:name="T14" style:family="text">
      <style:text-properties fo:color="#666666" loext:opacity="100%" officeooo:rsid="00127cce"/>
    </style:style>
    <style:style style:name="T15" style:family="text">
      <style:text-properties fo:color="#353744" loext:opacity="100%" fo:font-weight="bold" style:font-weight-asian="bold"/>
    </style:style>
    <style:style style:name="T16" style:family="text">
      <style:text-properties fo:color="#353744" loext:opacity="100%" fo:font-weight="bold" officeooo:rsid="002055cd" style:font-weight-asian="bold"/>
    </style:style>
    <style:style style:name="T17" style:family="text">
      <style:text-properties fo:color="#353744" loext:opacity="100%" fo:font-weight="bold" officeooo:rsid="00127cce" style:font-name-asian="Proxima Nova1" style:font-weight-asian="bold" style:font-name-complex="Proxima Nova1"/>
    </style:style>
    <style:style style:name="T18" style:family="text">
      <style:text-properties fo:color="#353744" loext:opacity="100%" fo:font-style="normal" fo:font-weight="bold" officeooo:rsid="001a6890" style:font-name-asian="Proxima Nova1" style:font-style-asian="normal" style:font-weight-asian="bold" style:font-name-complex="Proxima Nova1" style:font-style-complex="normal"/>
    </style:style>
    <style:style style:name="T19" style:family="text">
      <style:text-properties fo:color="#353744" loext:opacity="100%" fo:font-style="normal" fo:font-weight="bold" officeooo:rsid="0019aab3" style:font-name-asian="Proxima Nova1" style:font-style-asian="normal" style:font-weight-asian="bold" style:font-name-complex="Proxima Nova1" style:font-style-complex="normal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1184d3"/>
    </style:style>
    <style:style style:name="T22" style:family="text">
      <style:text-properties officeooo:rsid="00127cce"/>
    </style:style>
    <style:style style:name="T23" style:family="text">
      <style:text-properties officeooo:rsid="001589d1"/>
    </style:style>
    <style:style style:name="T24" style:family="text">
      <style:text-properties officeooo:rsid="0019aab3"/>
    </style:style>
    <style:style style:name="T25" style:family="text">
      <style:text-properties fo:color="#000000" loext:opacity="100%" fo:font-style="normal" fo:font-weight="normal" style:font-style-asian="normal" style:font-weight-asian="normal" style:font-style-complex="normal"/>
    </style:style>
    <style:style style:name="T26" style:family="text">
      <style:text-properties fo:color="#000000" loext:opacity="100%" fo:font-style="normal" fo:font-weight="normal" officeooo:rsid="00103ef5" style:font-style-asian="normal" style:font-weight-asian="normal" style:font-style-complex="normal"/>
    </style:style>
    <style:style style:name="T27" style:family="text">
      <style:text-properties officeooo:rsid="001de3b4"/>
    </style:style>
    <style:style style:name="T28" style:family="text">
      <style:text-properties officeooo:rsid="00205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5x0d5h95i329"/>Luke Ogburn</text:p>
      <text:p text:style-name="P13"><text:span text:style-name="T2">(</text:span><text:span text:style-name="T1">804</text:span><text:span text:style-name="T2">) </text:span><text:span text:style-name="T1">912-5784</text:span></text:p>
      <text:p text:style-name="P13"><text:span text:style-name="T1">ogburnjl@dukes.jmu</text:span><text:span text:style-name="T2">.</text:span><text:span text:style-name="T1">edu</text:span></text:p>
      <text:p text:style-name="P12">lukeogburn.com</text:p>
      <text:p text:style-name="P3"><text:bookmark text:name="_pwnp1k6vsbh1"/>EDUCATION</text:p>
      <text:p text:style-name="P8"><text:bookmark text:name="_jpv9v4b642w5"/>James Madison University <text:span text:style-name="T3">–</text:span><text:span text:style-name="T4"> </text:span><text:span text:style-name="T9">Harrisonburg</text:span><text:span text:style-name="T4">, VA</text:span></text:p>
      <text:p text:style-name="P21">MAY 2023</text:p>
      <text:p text:style-name="P18">Bachelor of Science in Computer Science</text:p>
      <text:p text:style-name="P4"><text:bookmark text:name="_5sh58lh512k2"/>EXPERIENCE</text:p>
      <text:p text:style-name="P9"><text:span text:style-name="T18">SCC Applications Internship</text:span><text:span text:style-name="T6"> - </text:span><text:span text:style-name="T7">Software Developer</text:span></text:p>
      <text:p text:style-name="P22"><text:span text:style-name="T10">MAY</text:span><text:span text:style-name="T11"> 2021</text:span><text:span text:style-name="T3"> –</text:span><text:span text:style-name="T12"> </text:span><text:span text:style-name="T13">AUG 2021</text:span></text:p>
      <text:p text:style-name="P14">Developed the front and back ends of web applications for the Virginia State Corporation Commission using Vue.js and C#</text:p>
      <text:p text:style-name="P7"><text:span text:style-name="T18">JMU </text:span><text:span text:style-name="T19">4-VA Sad</text:span><text:span text:style-name="T18">d</text:span><text:span text:style-name="T19">le Project</text:span><text:span text:style-name="T6"> - </text:span><text:span text:style-name="T7">Software Developer</text:span></text:p>
      <text:p text:style-name="P23"><text:span text:style-name="T11">JAN 2021</text:span><text:span text:style-name="T3"> –</text:span><text:span text:style-name="T12"> </text:span><text:span text:style-name="T13">MAY 2021</text:span></text:p>
      <text:p text:style-name="P15">Developed software to record and encrypt video for secure storage on an environmental data collection drone</text:p>
      <text:p text:style-name="P7">VCU Internship<text:span text:style-name="T6"> - </text:span><text:span text:style-name="T4">Web Developer</text:span></text:p>
      <text:p text:style-name="P22"><text:span text:style-name="T3">JUNE 2017 –</text:span><text:span text:style-name="T12"> </text:span><text:span text:style-name="T3">AUG 2017</text:span></text:p>
      <text:p text:style-name="P16"><text:span text:style-name="T26">Collaborated with a team to w</text:span><text:span text:style-name="T25">ork with database</text:span><text:span text:style-name="T26">s</text:span><text:span text:style-name="T25"> to build a website displaying and managing information</text:span></text:p>
      <text:p text:style-name="P6"><text:span text:style-name="T17">Publix</text:span><text:span text:style-name="T6"> - </text:span><text:span text:style-name="T8">Customer Service / Produce Associate</text:span></text:p>
      <text:p text:style-name="P24"><text:span text:style-name="T3">JUNE </text:span><text:span text:style-name="T14">2020</text:span><text:span text:style-name="T3"> –</text:span><text:span text:style-name="T12"> </text:span><text:span text:style-name="T13">MAY 2021</text:span></text:p>
      <text:p text:style-name="P17">Exercised interpersonal skills and developed skills to work as a cashier, <text:span text:style-name="T28">shelf stocker</text:span>, and produce associate</text:p>
      <text:p text:style-name="P3"><text:bookmark text:name="_3hy8rkwzatey"/>PROJECTS</text:p>
      <text:p text:style-name="P19"><text:span text:style-name="T15">URL </text:span><text:span text:style-name="T16">Shortener</text:span><text:span text:style-name="T20"> -</text:span> Uses a database to keep track of shortened URLs and allows users to be redirected to a longer <text:span text:style-name="T28">URL</text:span> (visit lukeo.link)</text:p>
      <text:p text:style-name="P19"><text:span text:style-name="T15">Web Riddles</text:span><text:span text:style-name="T20"> -</text:span> A fun side project, <text:span text:style-name="T27">this site</text:span> use<text:span text:style-name="T27">s</text:span> PHP and MySQL to lead users through a series of challenging riddles</text:p>
      <text:p text:style-name="P5"><text:bookmark text:name="_2la81hx5ckg"/>SKILLS</text:p>
      <text:list xml:id="list3232125195" text:style-name="WWNum3">
        <text:list-header>
          <text:p text:style-name="P20"><text:span text:style-name="T20">Fluent</text:span>: PHP, HTML, CSS, <text:span text:style-name="T27">Java, Javascript</text:span></text:p>
          <text:p text:style-name="P11"><text:span text:style-name="T20">Proficient</text:span>: <text:span text:style-name="T24">Ubuntu</text:span> servers, <text:span text:style-name="T21">Python,</text:span> MySQL</text:p>
        </text:list-header>
      </text:list>
      <text:p text:style-name="P10"><text:span text:style-name="T20">Developing</text:span>: <text:span text:style-name="T22">Kotlin</text:span><text:span text:style-name="T21">, Ubuntu servers, Dock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ndale Mono" svg:font-family="'Andale Mono'" style:font-pitch="fixed"/>
    <style:font-face style:name="Noto Mono" svg:font-family="'Noto Mono'" style:font-pitch="fixed"/>
    <style:font-face style:name="Chandas" svg:font-family="Chandas" style:font-pitch="variable"/>
    <style:font-face style:name="Ubuntu" svg:font-family="Ubuntu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roxima Nova" fo:font-size="11pt" fo:language="en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auto-update="true" style:default-outline-level="" style:class="text">
      <style:paragraph-properties fo:margin-top="0.2in" fo:margin-bottom="0.0902in" style:contextual-spacing="false" fo:line-height="100%" fo:keep-together="always" fo:keep-with-next="always"/>
      <style:text-properties fo:color="#00ab44" loext:opacity="100%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weight="bold" style:font-name-asian="Proxima Nova1" style:font-family-asian="'Proxima Nova'" style:font-family-generic-asian="system" style:font-pitch-asian="variable" style:font-weight-asian="bold" style:font-name-complex="Proxima Nova1" style:font-family-complex="'Proxima Nova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style:contextual-spacing="false" fo:line-height="100%" fo:keep-together="always" fo:keep-with-next="always"/>
      <style:text-properties fo:color="#353744" loext:opacity="100%" style:font-name="Proxima Nova" fo:font-family="'Proxima Nova'" style:font-family-generic="roman" style:font-pitch="variable" fo:font-size="30pt" style:font-name-asian="Proxima Nova1" style:font-family-asian="'Proxima Nova'" style:font-family-generic-asian="system" style:font-pitch-asian="variable" style:font-size-asian="30pt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0ab44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roxima Nova" fo:font-family="'Proxima Nova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style:contextual-spacing="false" fo:line-height="120%" fo:padding="0in" fo:border="none"/>
      <style:text-properties style:font-name="Proxima Nova" style:font-name-asian="Proxima Nova1" style:font-name-complex="Proxima Nova1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23T13:14:31.599802835</dc:date>
    <meta:editing-duration>PT38M28S</meta:editing-duration>
    <meta:editing-cycles>17</meta:editing-cycles>
    <meta:document-statistic meta:table-count="0" meta:image-count="0" meta:object-count="0" meta:page-count="1" meta:paragraph-count="28" meta:word-count="195" meta:character-count="1240" meta:non-whitespace-character-count="1070"/>
  </office:meta>
</office:document-meta>
</file>